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7744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8" office:value-type="string">
            <text:p>Ignore</text:p>
          </table:table-cell>
          <table:table-cell table:style-name="ce8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5" office:value-type="string">
            <text:p>A {plant structure presence} trait that is a {quality of} a {whole plant} that does not have any of some {plant structure}.</text:p>
          </table:table-cell>
          <table:table-cell table:style-name="ce5"/>
          <table:table-cell/>
          <table:table-cell table:style-name="ce9" office:value-type="string">
            <text:p>Y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5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/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leaves absent</text:p>
          </table:table-cell>
          <table:table-cell office:value-type="string">
            <text:p>'leaf presence'</text:p>
          </table:table-cell>
          <table:table-cell table:style-name="ce4" office:value-type="string">
            <text:p>'non-senescent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non-senescent leaves absent';&#10;'senescent leaves absent'">
            <text:p>'leaf presence'; 'non-senescent leaves absent';<text:line-break/>'senescent leaves absent'</text:p>
          </table:table-cell>
          <table:table-cell table:style-name="ce5" office:value-type="string">
            <text:p>A {leaf presence} trait that is a {quality of} a {whole plant} that does not have a {true leaf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>
            <text:p>'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ent leaves absent</text:p>
          </table:table-cell>
          <table:table-cell table:style-name="ce4" office:value-type="string">
            <text:p>'non-senescent leaf presence'</text:p>
          </table:table-cell>
          <table:table-cell table:style-name="ce4" office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ent leaf presence'; 'expanding leaves absent';&#10;'mature leaves absent'">
            <text:p>'non-senescent leaf presence'; 'expanding leaves absent';<text:line-break/>'mature leaves absent'</text:p>
          </table:table-cell>
          <table:table-cell table:style-name="ce5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ent leaf presence' AND 'has quality measurement' SOME (&#10;    'measurement datum' AND (&#10;        ('upper count' VALUE 0) OR ('upper percent' VALUE 0.0f)&#10;    )&#10;)">
            <text:p>'non-senescent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/>
          <table:table-cell table:formula="of:=IF([.E7]=&quot;&quot;; [.D7]; CONCATENATE([.D7]; &quot;; &quot;; [.E7]))" office:value-type="string" office:string-value="'expanding leaf presence'">
            <text:p>'expanding leaf presence'</text:p>
          </table:table-cell>
          <table:table-cell table:style-name="ce5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8]=&quot;&quot;; [.D8]; CONCATENATE([.D8]; &quot;; &quot;; [.E8]))" office:value-type="string" office:string-value="'mature leaf presence'">
            <text:p>'mature leaf presence'</text:p>
          </table:table-cell>
          <table:table-cell table:style-name="ce5" office:value-type="string">
            <text:p>A {mature leaf presence} trait that is a {quality of} a {whole plant} that does not have a {true leaf} in the {vascular leaf post-expansion stage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ent leaves absent</text:p>
          </table:table-cell>
          <table:table-cell office:value-type="string">
            <text:p>'senescent leaf presence'</text:p>
          </table:table-cell>
          <table:table-cell/>
          <table:table-cell table:formula="of:=IF([.E9]=&quot;&quot;; [.D9]; CONCATENATE([.D9]; &quot;; &quot;; [.E9]))" office:value-type="string" office:string-value="'senescent leaf presence'">
            <text:p>'senescent leaf presence'</text:p>
          </table:table-cell>
          <table:table-cell table:style-name="ce5" office:value-type="string">
            <text:p>A {senescent leaf presence} trait that is a {quality of} a {whole plant} that does not have a {true leaf} in the {vascular leaf senescent stage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>
            <text:p>'senescent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0]=&quot;&quot;; [.D10]; CONCATENATE([.D10]; &quot;; &quot;; [.E10]))" office:value-type="string" office:string-value="'breaking bud presence'">
            <text:p>'breaking bud presence'</text:p>
          </table:table-cell>
          <table:table-cell table:style-name="ce5" office:value-type="string">
            <text:p>A {breaking bud presence} trait that is a {quality of} a {whole plant} that does not have a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1]=&quot;&quot;; [.D11]; CONCATENATE([.D11]; &quot;; &quot;; [.E11]))" office:value-type="string" office:string-value="'abscised leaf presence'">
            <text:p>'abscised leaf presence'</text:p>
          </table:table-cell>
          <table:table-cell table:style-name="ce5" office:value-type="string">
            <text:p>An {abscised leaf presence} trait that is a {quality of} a {whole plant} from which a {true leaf} has not been abscised.</text:p>
          </table:table-cell>
          <table:table-cell table:style-name="ce5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2]=&quot;&quot;; [.D12]; CONCATENATE([.D12]; &quot;; &quot;; [.E12]))" office:value-type="string" office:string-value="'new above-ground shoot-borne shoot system presence'">
            <text:p>'new above-ground shoot-borne shoot system presence'</text:p>
          </table:table-cell>
          <table:table-cell table:style-name="ce5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5"/>
          <table:table-cell table:number-columns-repeated="2"/>
        </table:table-row>
        <table:table-row table:style-name="ro4">
          <table:table-cell table:number-columns-repeated="6"/>
          <table:table-cell table:style-name="ce5" table:number-columns-repeated="3"/>
          <table:table-cell table:number-columns-repeated="2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4]=&quot;&quot;; [.D14]; CONCATENATE([.D14]; &quot;; &quot;; [.E14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5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5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16]=&quot;&quot;; [.D16]; CONCATENATE([.D16]; &quot;; &quot;; [.E16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5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17]=&quot;&quot;; [.D17]; CONCATENATE([.D17]; &quot;; &quot;; [.E17]))" office:value-type="string" office:string-value="'flower head presence'">
            <text:p>'flower head presence'</text:p>
          </table:table-cell>
          <table:table-cell table:style-name="ce5" office:value-type="string">
            <text:p>A {flower head presence} trait that is a {quality of} a {whole plant} that does not have a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18]=&quot;&quot;; [.D18]; CONCATENATE([.D18]; &quot;; &quot;; [.E18]))" office:value-type="string" office:string-value="'open flower presence'; 'pollen-releasing flowers absent'">
            <text:p>'open flower presence'; 'pollen-releasing flowers absent'</text:p>
          </table:table-cell>
          <table:table-cell table:style-name="ce5" office:value-type="string">
            <text:p>An {open flower presence} trait that is a {quality of} a {whole plant} that does not have a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19]=&quot;&quot;; [.D19]; CONCATENATE([.D19]; &quot;; &quot;; [.E19]))" office:value-type="string" office:string-value="'pollen-releasing flower presence'">
            <text:p>'pollen-releasing flower presence'</text:p>
          </table:table-cell>
          <table:table-cell table:style-name="ce5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office:value-type="string">
            <text:p>'ripening fruits absent'</text:p>
          </table:table-cell>
          <table:table-cell table:formula="of:=IF([.E20]=&quot;&quot;; [.D20]; CONCATENATE([.D20]; &quot;; &quot;; [.E20]))" office:value-type="string" office:string-value="'fruit presence'; 'ripening fruits absent'">
            <text:p>'fruit presence'; 'ripening fruits absent'</text:p>
          </table:table-cell>
          <table:table-cell table:style-name="ce5" office:value-type="string">
            <text:p>A {fruit presence} trait that is a {quality of} a {whole plant} that does not have a {fruit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/>
          <table:table-cell table:formula="of:=IF([.E21]=&quot;&quot;; [.D21]; CONCATENATE([.D21]; &quot;; &quot;; [.E21]))" office:value-type="string" office:string-value="'ripening fruit presence'">
            <text:p>'ripening fruit presence'</text:p>
          </table:table-cell>
          <table:table-cell table:style-name="ce5" office:value-type="string">
            <text:p>A {ripening fruit presence} trait that is a {quality of} a {whole plant} that does not have a {ripening fruit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2]=&quot;&quot;; [.D22]; CONCATENATE([.D22]; &quot;; &quot;; [.E22]))" office:value-type="string" office:string-value="'abscised fruit or seed presence'">
            <text:p>'abscised fruit or seed presence'</text:p>
          </table:table-cell>
          <table:table-cell table:style-name="ce5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24]=&quot;&quot;; [.D24]; CONCATENATE([.D24]; &quot;; &quot;; [.E24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5" office:value-type="string">
            <text:p>A {cone presence} trait that is a {quality of} a {whole plant} that does not have a {strobilus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25]=&quot;&quot;; [.D25]; CONCATENATE([.D25]; &quot;; &quot;; [.E25]))" office:value-type="string" office:string-value="'pollen cone presence'; 'open pollen cones absent'">
            <text:p>'pollen cone presence'; 'open pollen cones absent'</text:p>
          </table:table-cell>
          <table:table-cell table:style-name="ce5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26]=&quot;&quot;; [.D26]; CONCATENATE([.D26]; &quot;; &quot;; [.E26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5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27]=&quot;&quot;; [.D27]; CONCATENATE([.D27]; &quot;; &quot;; [.E27]))" office:value-type="string" office:string-value="'pollen-releasing pollen cone presence'">
            <text:p>'pollen-releasing pollen cone presence'</text:p>
          </table:table-cell>
          <table:table-cell table:style-name="ce5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7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28]=&quot;&quot;; [.D28]; CONCATENATE([.D28]; &quot;; &quot;; [.E28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5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7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29]=&quot;&quot;; [.D29]; CONCATENATE([.D29]; &quot;; &quot;; [.E29]))" office:value-type="string" office:string-value="'unripe seed cone presence'">
            <text:p>'unripe seed cone presence'</text:p>
          </table:table-cell>
          <table:table-cell table:style-name="ce5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0]=&quot;&quot;; [.D30]; CONCATENATE([.D30]; &quot;; &quot;; [.E30]))" office:value-type="string" office:string-value="'ripening seed cone presence'">
            <text:p>'ripening seed cone presence'</text:p>
          </table:table-cell>
          <table:table-cell table:style-name="ce5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1]=&quot;&quot;; [.D31]; CONCATENATE([.D31]; &quot;; &quot;; [.E31]))" office:value-type="string" office:string-value="'abscised cone or seed presence'">
            <text:p>'abscised cone or seed presence'</text:p>
          </table:table-cell>
          <table:table-cell table:style-name="ce7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7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 table:number-rows-repeated="3">
          <table:table-cell table:number-columns-repeated="11"/>
        </table:table-row>
        <table:table-row table:style-name="ro5" table:number-rows-repeated="3">
          <table:table-cell table:style-name="Default" table:number-columns-repeated="9"/>
          <table:table-cell table:number-columns-repeated="2"/>
        </table:table-row>
        <table:table-row table:style-name="ro5" table:number-rows-repeated="1048538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2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2:51:23</dc:date>
    <dc:creator>Ramona Walls</dc:creator>
    <meta:editing-duration>P7DT22H29M25S</meta:editing-duration>
    <meta:editing-cycles>85</meta:editing-cycles>
    <meta:generator>OpenOffice/4.1.3$Unix OpenOffice.org_project/413m1$Build-9783</meta:generator>
    <meta:document-statistic meta:table-count="1" meta:cell-count="218" meta:object-count="0"/>
  </office:meta>
</office:document-meta>
</file>